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a8c1" officeooo:paragraph-rsid="00079baa"/>
    </style:style>
    <style:style style:name="P2" style:family="paragraph" style:parent-style-name="Text_20_body">
      <style:text-properties officeooo:rsid="002a9aa7" officeooo:paragraph-rsid="002a9aa7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cddef" officeooo:paragraph-rsid="000cddef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cddef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3af38" officeooo:paragraph-rsid="0003af38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3af38" officeooo:paragraph-rsid="001221b4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49d81" officeooo:paragraph-rsid="00049d81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646f" officeooo:paragraph-rsid="000e646f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79baa" officeooo:paragraph-rsid="001221b4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3af38" officeooo:paragraph-rsid="0003af38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e646f" officeooo:paragraph-rsid="000e646f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79baa" officeooo:paragraph-rsid="00079baa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6c71" officeooo:paragraph-rsid="001e6c71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c6b9" officeooo:paragraph-rsid="001ec6b9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0c3d" officeooo:paragraph-rsid="0003af38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a4dd" officeooo:paragraph-rsid="000e646f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221b4" officeooo:paragraph-rsid="001221b4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3e826" officeooo:paragraph-rsid="0026a434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8beb5" officeooo:paragraph-rsid="001e6c71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e0126" officeooo:paragraph-rsid="002e0126"/>
    </style:style>
    <style:style style:name="P21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cddef" officeooo:paragraph-rsid="000cddef"/>
    </style:style>
    <style:style style:name="P22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79baa"/>
    </style:style>
    <style:style style:name="T2" style:family="text">
      <style:text-properties officeooo:rsid="000c664d"/>
    </style:style>
    <style:style style:name="T3" style:family="text">
      <style:text-properties officeooo:rsid="001057b6"/>
    </style:style>
    <style:style style:name="T4" style:family="text">
      <style:text-properties officeooo:rsid="001221b4"/>
    </style:style>
    <style:style style:name="T5" style:family="text">
      <style:text-properties officeooo:rsid="001c0c3d"/>
    </style:style>
    <style:style style:name="T6" style:family="text">
      <style:text-properties officeooo:rsid="001ec6b9"/>
    </style:style>
    <style:style style:name="T7" style:family="text">
      <style:text-properties officeooo:rsid="00208bca"/>
    </style:style>
    <style:style style:name="T8" style:family="text">
      <style:text-properties officeooo:rsid="00222787"/>
    </style:style>
    <style:style style:name="T9" style:family="text">
      <style:text-properties officeooo:rsid="0023e8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243_2145545824" text:style-name="Index_20_Link" text:visited-style-name="Index_20_Link">User authentification Conventions:<text:tab/>1</text:a></text:p>
          <text:p text:style-name="P23"><text:a xlink:type="simple" xlink:href="#__RefHeading___Toc245_2145545824" text:style-name="Index_20_Link" text:visited-style-name="Index_20_Link">Response conventions:<text:tab/>1</text:a></text:p>
          <text:p text:style-name="P24"><text:a xlink:type="simple" xlink:href="#__RefHeading___Toc247_2145545824" text:style-name="Index_20_Link" text:visited-style-name="Index_20_Link">Final/router response convention:<text:tab/>1</text:a></text:p>
          <text:p text:style-name="P24"><text:a xlink:type="simple" xlink:href="#__RefHeading___Toc249_2145545824" text:style-name="Index_20_Link" text:visited-style-name="Index_20_Link">Model response convention:<text:tab/>1</text:a></text:p>
          <text:p text:style-name="P23"><text:a xlink:type="simple" xlink:href="#__RefHeading___Toc172_1823257454" text:style-name="Index_20_Link" text:visited-style-name="Index_20_Link">Input to REST API conventions<text:tab/>2</text:a></text:p>
        </text:index-body>
      </text:table-of-content>
      <text:h text:style-name="P21" text:outline-level="1"/>
      <text:h text:style-name="P21" text:outline-level="1"/>
      <text:h text:style-name="P21" text:outline-level="1"><text:bookmark-start text:name="__RefHeading___Toc243_2145545824"/>User authentification Conventions:<text:bookmark-end text:name="__RefHeading___Toc243_2145545824"/></text:h>
      <text:p text:style-name="P3">“tokenHandler” : router/middleware responsible for checking if the token sent by client is valid.</text:p>
      <text:p text:style-name="P3"/>
      <text:p text:style-name="P3"/>
      <text:p text:style-name="P3">“userAuthenticate” : router/middleware responsible for creating and sending a new token to client after validating username password.</text:p>
      <text:p text:style-name="P3"/>
      <text:p text:style-name="P3"/>
      <text:p text:style-name="P4"/>
      <text:h text:style-name="P22" text:outline-level="1"><text:bookmark-start text:name="__RefHeading___Toc245_2145545824"/>Response conventions:<text:bookmark-end text:name="__RefHeading___Toc245_2145545824"/></text:h>
      <text:h text:style-name="Heading_20_2" text:outline-level="2"><text:bookmark-start text:name="__RefHeading___Toc247_2145545824"/>Final/router response convention:<text:bookmark-end text:name="__RefHeading___Toc247_2145545824"/></text:h>
      <text:p text:style-name="P13">Status will not be sent to client but will be sent as a response status. <text:span text:style-name="T6">Final response is managed by server\utils package. It sets the status and passes rest of the arguments object to response.</text:span></text:p>
      <text:p text:style-name="P14">This utils package also defines user defined variables for HTTP error codes and to be used through-out the application.</text:p>
      <text:p text:style-name="P14"/>
      <text:p text:style-name="P14">{</text:p>
      <text:p text:style-name="P14"><text:s text:c="2"/>status : "This field will be sent by the model but stripped off by the router before forwarding</text:p>
      <text:p text:style-name="P14"><text:s text:c="2"/>data : {</text:p>
      <text:p text:style-name="P14"><text:s text:c="3"/>// whatever data to be sent.</text:p>
      <text:p text:style-name="P14"><text:s text:c="3"/>// will be fields or array of records in case of get request</text:p>
      <text:p text:style-name="P14"><text:s text:c="2"/>},</text:p>
      <text:p text:style-name="P14"><text:s text:c="2"/><text:span text:style-name="T9">message: &lt;descriptive message useful in cases where no data is required to be sent on success&gt;</text:span></text:p>
      <text:p text:style-name="P14"><text:s text:c="2"/>requestError : <text:span text:style-name="T7">&lt;</text:span>Request level failure <text:span text:style-name="T8">message&gt;</text:span>,</text:p>
      <text:p text:style-name="P14"><text:s text:c="2"/>detailError : {</text:p>
      <text:p text:style-name="P14"><text:s text:c="4"/>// field level error, structure to reflect the structure of the from like..</text:p>
      <text:p text:style-name="P14"><text:s text:c="4"/>field1 : error1,</text:p>
      <text:p text:style-name="P14"><text:s text:c="4"/>field2 : error2</text:p>
      <text:p text:style-name="P14"><text:s text:c="2"/>}</text:p>
      <text:p text:style-name="P14">}</text:p>
      <text:p text:style-name="P19"/>
      <text:p text:style-name="P20">Note : In case of update or insert , only parent ID is returned. In case of delete, a verbose text is returned as data with status. In case of get , we get an array on data property along with status.</text:p>
      <text:h text:style-name="Heading_20_2" text:outline-level="2"><text:bookmark-start text:name="__RefHeading___Toc249_2145545824"/><text:span text:style-name="T5">M</text:span>odel response convention:<text:bookmark-end text:name="__RefHeading___Toc249_2145545824"/></text:h>
      <text:p text:style-name="P15">models returns a promise which has following structure. Router has to inspect the response object to understand further action.</text:p>
      <text:p text:style-name="P5"><text:soft-page-break/></text:p>
      <text:p text:style-name="P10"><text:span text:style-name="T1">Promise resolve</text:span> with happy go case:</text:p>
      <text:p text:style-name="P5">{</text:p>
      <text:p text:style-name="P6"><text:s text:c="4"/><text:span text:style-name="T4">status: &lt;status code&gt;</text:span></text:p>
      <text:p text:style-name="P18"><text:s text:c="4"/>message: &lt;descriptive message useful in cases where no data is required to be sent on success&gt;</text:p>
      <text:p text:style-name="P6"><text:s text:c="4"/>data : {&lt;actual data, which may be fields or array of records&gt;}</text:p>
      <text:p text:style-name="P7">}</text:p>
      <text:p text:style-name="P7"/>
      <text:p text:style-name="P11">Promise resolve with error:</text:p>
      <text:p text:style-name="P8">{</text:p>
      <text:p text:style-name="P8"><text:s text:c="4"/><text:span text:style-name="T3">status : &lt;status code&gt;</text:span></text:p>
      <text:p text:style-name="P8"><text:s text:c="4"/>requestError : &lt;Error message&gt;</text:p>
      <text:p text:style-name="P16"><text:s text:c="4"/>detailError : {error object which reflects the detail field level errors}</text:p>
      <text:p text:style-name="P8">}</text:p>
      <text:p text:style-name="P8"/>
      <text:p text:style-name="P12">Promise <text:span text:style-name="T2">reject</text:span> with error:</text:p>
      <text:p text:style-name="P17">{ </text:p>
      <text:p text:style-name="P9"><text:s text:c="4"/><text:span text:style-name="T3">status : &lt;status code&gt;</text:span></text:p>
      <text:p text:style-name="P9"><text:span text:style-name="T3"><text:s text:c="4"/>requestError : </text:span>&lt;error message&gt;</text:p>
      <text:p text:style-name="P17">}</text:p>
      <text:p text:style-name="P1"/>
      <text:h text:style-name="Heading_20_1" text:outline-level="1"><text:bookmark-start text:name="__RefHeading___Toc172_1823257454"/>Input to REST API conventions<text:bookmark-end text:name="__RefHeading___Toc172_1823257454"/></text:h>
      <text:p text:style-name="P2">In case of parent child update/insert and create, pass empty [] for child key even if there are no va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7:11:27.953715843</meta:creation-date>
    <meta:generator>LibreOffice/6.0.7.3$Linux_X86_64 LibreOffice_project/00m0$Build-3</meta:generator>
    <dc:date>2020-07-21T04:38:03.352718809</dc:date>
    <meta:editing-duration>PT12H43S</meta:editing-duration>
    <meta:editing-cycles>41</meta:editing-cycles>
    <meta:document-statistic meta:table-count="0" meta:image-count="0" meta:object-count="0" meta:page-count="2" meta:paragraph-count="49" meta:word-count="372" meta:character-count="2261" meta:non-whitespace-character-count="1873"/>
  </office:meta>
</office:document-meta>
</file>